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4717in"/>
    </style:style>
    <style:style style:name="co4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638in"/>
    </style:style>
    <style:style style:name="co6" style:family="table-column">
      <style:table-column-properties fo:break-before="auto" style:column-width="0.3217in"/>
    </style:style>
    <style:style style:name="co7" style:family="table-column">
      <style:table-column-properties fo:break-before="auto" style:column-width="0.922in"/>
    </style:style>
    <style:style style:name="co8" style:family="table-column">
      <style:table-column-properties fo:break-before="auto" style:column-width="0.2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start" fo:margin-left="0in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start" fo:margin-left="0in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table:table-column table:style-name="co1" table:number-columns-repeated="15" table:default-cell-style-name="ce20"/>
        <table:table-row table:style-name="ro1"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TRUCO ARGENTINO</text:p>
          </table:table-cell>
          <table:table-cell table:style-name="Default" table:number-columns-repeated="14"/>
        </table:table-row>
        <table:table-row table:style-name="ro1">
          <table:table-cell table:style-name="Default" table:number-columns-repeated="7"/>
          <table:table-cell table:style-name="Default" office:value-type="string" calcext:value-type="string">
            <text:p>with envido</text:p>
          </table:table-cell>
          <table:table-cell table:style-name="Default" table:number-columns-repeated="7"/>
        </table:table-row>
        <table:table-row table:style-name="ro1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B4]" office:value-type="string" office:string-value="1e" calcext:value-type="string">
            <text:p>1e</text:p>
          </table:table-cell>
          <table:table-cell office:value-type="string" calcext:value-type="string">
            <text:p>x</text:p>
          </table:table-cell>
          <table:table-cell table:formula="of:=COM.MICROSOFT.CONCAT([.$A5]; &quot; &quot;; [.C$4])" office:value-type="string" office:string-value="1e 1b" calcext:value-type="string">
            <text:p>1e 1b</text:p>
          </table:table-cell>
          <table:table-cell table:formula="of:=COM.MICROSOFT.CONCAT([.$A5]; &quot; &quot;; [.D$4])" office:value-type="string" office:string-value="1e 7e" calcext:value-type="string">
            <text:p>1e 7e</text:p>
          </table:table-cell>
          <table:table-cell table:formula="of:=COM.MICROSOFT.CONCAT([.$A5]; &quot; &quot;; [.E$4])" office:value-type="string" office:string-value="1e 7o" calcext:value-type="string">
            <text:p>1e 7o</text:p>
          </table:table-cell>
          <table:table-cell table:formula="of:=COM.MICROSOFT.CONCAT([.$A5]; &quot; &quot;; [.F$4])" office:value-type="string" office:string-value="1e 3" calcext:value-type="string">
            <text:p>1e 3</text:p>
          </table:table-cell>
          <table:table-cell table:formula="of:=COM.MICROSOFT.CONCAT([.$A5]; &quot; &quot;; [.G$4])" office:value-type="string" office:string-value="1e 2" calcext:value-type="string">
            <text:p>1e 2</text:p>
          </table:table-cell>
          <table:table-cell table:formula="of:=COM.MICROSOFT.CONCAT([.$A5]; &quot; &quot;; [.H$4])" office:value-type="string" office:string-value="1e 1f" calcext:value-type="string">
            <text:p>1e 1f</text:p>
          </table:table-cell>
          <table:table-cell table:formula="of:=COM.MICROSOFT.CONCAT([.$A5]; &quot; &quot;; [.I$4])" office:value-type="string" office:string-value="1e 12" calcext:value-type="string">
            <text:p>1e 12</text:p>
          </table:table-cell>
          <table:table-cell table:formula="of:=COM.MICROSOFT.CONCAT([.$A5]; &quot; &quot;; [.J$4])" office:value-type="string" office:string-value="1e 11" calcext:value-type="string">
            <text:p>1e 11</text:p>
          </table:table-cell>
          <table:table-cell table:formula="of:=COM.MICROSOFT.CONCAT([.$A5]; &quot; &quot;; [.K$4])" office:value-type="string" office:string-value="1e 10" calcext:value-type="string">
            <text:p>1e 10</text:p>
          </table:table-cell>
          <table:table-cell table:formula="of:=COM.MICROSOFT.CONCAT([.$A5]; &quot; &quot;; [.L$4])" office:value-type="string" office:string-value="1e 7f" calcext:value-type="string">
            <text:p>1e 7f</text:p>
          </table:table-cell>
          <table:table-cell table:formula="of:=COM.MICROSOFT.CONCAT([.$A5]; &quot; &quot;; [.M$4])" office:value-type="string" office:string-value="1e 6" calcext:value-type="string">
            <text:p>1e 6</text:p>
          </table:table-cell>
          <table:table-cell table:formula="of:=COM.MICROSOFT.CONCAT([.$A5]; &quot; &quot;; [.N$4])" office:value-type="string" office:string-value="1e 5" calcext:value-type="string">
            <text:p>1e 5</text:p>
          </table:table-cell>
          <table:table-cell table:formula="of:=COM.MICROSOFT.CONCAT([.$A5]; &quot; &quot;; [.O$4])" office:value-type="string" office:string-value="1e 4" calcext:value-type="string">
            <text:p>1e 4</text:p>
          </table:table-cell>
        </table:table-row>
        <table:table-row table:style-name="ro1">
          <table:table-cell table:formula="of:=[.C4]" office:value-type="string" office:string-value="1b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 table:formula="of:=COM.MICROSOFT.CONCAT([.$A6]; &quot; &quot;; [.D$4])" office:value-type="string" office:string-value="1b 7e" calcext:value-type="string">
            <text:p>1b 7e</text:p>
          </table:table-cell>
          <table:table-cell table:formula="of:=COM.MICROSOFT.CONCAT([.$A6]; &quot; &quot;; [.E$4])" office:value-type="string" office:string-value="1b 7o" calcext:value-type="string">
            <text:p>1b 7o</text:p>
          </table:table-cell>
          <table:table-cell table:formula="of:=COM.MICROSOFT.CONCAT([.$A6]; &quot; &quot;; [.F$4])" office:value-type="string" office:string-value="1b 3" calcext:value-type="string">
            <text:p>1b 3</text:p>
          </table:table-cell>
          <table:table-cell table:formula="of:=COM.MICROSOFT.CONCAT([.$A6]; &quot; &quot;; [.G$4])" office:value-type="string" office:string-value="1b 2" calcext:value-type="string">
            <text:p>1b 2</text:p>
          </table:table-cell>
          <table:table-cell table:formula="of:=COM.MICROSOFT.CONCAT([.$A6]; &quot; &quot;; [.H$4])" office:value-type="string" office:string-value="1b 1f" calcext:value-type="string">
            <text:p>1b 1f</text:p>
          </table:table-cell>
          <table:table-cell table:formula="of:=COM.MICROSOFT.CONCAT([.$A6]; &quot; &quot;; [.I$4])" office:value-type="string" office:string-value="1b 12" calcext:value-type="string">
            <text:p>1b 12</text:p>
          </table:table-cell>
          <table:table-cell table:formula="of:=COM.MICROSOFT.CONCAT([.$A6]; &quot; &quot;; [.J$4])" office:value-type="string" office:string-value="1b 11" calcext:value-type="string">
            <text:p>1b 11</text:p>
          </table:table-cell>
          <table:table-cell table:formula="of:=COM.MICROSOFT.CONCAT([.$A6]; &quot; &quot;; [.K$4])" office:value-type="string" office:string-value="1b 10" calcext:value-type="string">
            <text:p>1b 10</text:p>
          </table:table-cell>
          <table:table-cell table:formula="of:=COM.MICROSOFT.CONCAT([.$A6]; &quot; &quot;; [.L$4])" office:value-type="string" office:string-value="1b 7f" calcext:value-type="string">
            <text:p>1b 7f</text:p>
          </table:table-cell>
          <table:table-cell table:formula="of:=COM.MICROSOFT.CONCAT([.$A6]; &quot; &quot;; [.M$4])" office:value-type="string" office:string-value="1b 6" calcext:value-type="string">
            <text:p>1b 6</text:p>
          </table:table-cell>
          <table:table-cell table:formula="of:=COM.MICROSOFT.CONCAT([.$A6]; &quot; &quot;; [.N$4])" office:value-type="string" office:string-value="1b 5" calcext:value-type="string">
            <text:p>1b 5</text:p>
          </table:table-cell>
          <table:table-cell table:formula="of:=COM.MICROSOFT.CONCAT([.$A6]; &quot; &quot;; [.O$4])" office:value-type="string" office:string-value="1b 4" calcext:value-type="string">
            <text:p>1b 4</text:p>
          </table:table-cell>
        </table:table-row>
        <table:table-row table:style-name="ro1">
          <table:table-cell table:formula="of:=[.D4]" office:value-type="string" office:string-value="7e" calcext:value-type="string">
            <text:p>7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COM.MICROSOFT.CONCAT([.$A7]; &quot; &quot;; [.E$4])" office:value-type="string" office:string-value="7e 7o" calcext:value-type="string">
            <text:p>7e 7o</text:p>
          </table:table-cell>
          <table:table-cell table:formula="of:=COM.MICROSOFT.CONCAT([.$A7]; &quot; &quot;; [.F$4])" office:value-type="string" office:string-value="7e 3" calcext:value-type="string">
            <text:p>7e 3</text:p>
          </table:table-cell>
          <table:table-cell table:formula="of:=COM.MICROSOFT.CONCAT([.$A7]; &quot; &quot;; [.G$4])" office:value-type="string" office:string-value="7e 2" calcext:value-type="string">
            <text:p>7e 2</text:p>
          </table:table-cell>
          <table:table-cell table:formula="of:=COM.MICROSOFT.CONCAT([.$A7]; &quot; &quot;; [.H$4])" office:value-type="string" office:string-value="7e 1f" calcext:value-type="string">
            <text:p>7e 1f</text:p>
          </table:table-cell>
          <table:table-cell table:formula="of:=COM.MICROSOFT.CONCAT([.$A7]; &quot; &quot;; [.I$4])" office:value-type="string" office:string-value="7e 12" calcext:value-type="string">
            <text:p>7e 12</text:p>
          </table:table-cell>
          <table:table-cell table:formula="of:=COM.MICROSOFT.CONCAT([.$A7]; &quot; &quot;; [.J$4])" office:value-type="string" office:string-value="7e 11" calcext:value-type="string">
            <text:p>7e 11</text:p>
          </table:table-cell>
          <table:table-cell table:formula="of:=COM.MICROSOFT.CONCAT([.$A7]; &quot; &quot;; [.K$4])" office:value-type="string" office:string-value="7e 10" calcext:value-type="string">
            <text:p>7e 10</text:p>
          </table:table-cell>
          <table:table-cell table:formula="of:=COM.MICROSOFT.CONCAT([.$A7]; &quot; &quot;; [.L$4])" office:value-type="string" office:string-value="7e 7f" calcext:value-type="string">
            <text:p>7e 7f</text:p>
          </table:table-cell>
          <table:table-cell table:formula="of:=COM.MICROSOFT.CONCAT([.$A7]; &quot; &quot;; [.M$4])" office:value-type="string" office:string-value="7e 6" calcext:value-type="string">
            <text:p>7e 6</text:p>
          </table:table-cell>
          <table:table-cell table:formula="of:=COM.MICROSOFT.CONCAT([.$A7]; &quot; &quot;; [.N$4])" office:value-type="string" office:string-value="7e 5" calcext:value-type="string">
            <text:p>7e 5</text:p>
          </table:table-cell>
          <table:table-cell table:formula="of:=COM.MICROSOFT.CONCAT([.$A7]; &quot; &quot;; [.O$4])" office:value-type="string" office:string-value="7e 4" calcext:value-type="string">
            <text:p>7e 4</text:p>
          </table:table-cell>
        </table:table-row>
        <table:table-row table:style-name="ro1">
          <table:table-cell table:formula="of:=[.E4]" office:value-type="string" office:string-value="7o" calcext:value-type="string">
            <text:p>7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formula="of:=COM.MICROSOFT.CONCAT([.$A8]; &quot; &quot;; [.F$4])" office:value-type="string" office:string-value="7o 3" calcext:value-type="string">
            <text:p>7o 3</text:p>
          </table:table-cell>
          <table:table-cell table:formula="of:=COM.MICROSOFT.CONCAT([.$A8]; &quot; &quot;; [.G$4])" office:value-type="string" office:string-value="7o 2" calcext:value-type="string">
            <text:p>7o 2</text:p>
          </table:table-cell>
          <table:table-cell table:formula="of:=COM.MICROSOFT.CONCAT([.$A8]; &quot; &quot;; [.H$4])" office:value-type="string" office:string-value="7o 1f" calcext:value-type="string">
            <text:p>7o 1f</text:p>
          </table:table-cell>
          <table:table-cell table:formula="of:=COM.MICROSOFT.CONCAT([.$A8]; &quot; &quot;; [.I$4])" office:value-type="string" office:string-value="7o 12" calcext:value-type="string">
            <text:p>7o 12</text:p>
          </table:table-cell>
          <table:table-cell table:formula="of:=COM.MICROSOFT.CONCAT([.$A8]; &quot; &quot;; [.J$4])" office:value-type="string" office:string-value="7o 11" calcext:value-type="string">
            <text:p>7o 11</text:p>
          </table:table-cell>
          <table:table-cell table:formula="of:=COM.MICROSOFT.CONCAT([.$A8]; &quot; &quot;; [.K$4])" office:value-type="string" office:string-value="7o 10" calcext:value-type="string">
            <text:p>7o 10</text:p>
          </table:table-cell>
          <table:table-cell table:formula="of:=COM.MICROSOFT.CONCAT([.$A8]; &quot; &quot;; [.L$4])" office:value-type="string" office:string-value="7o 7f" calcext:value-type="string">
            <text:p>7o 7f</text:p>
          </table:table-cell>
          <table:table-cell table:formula="of:=COM.MICROSOFT.CONCAT([.$A8]; &quot; &quot;; [.M$4])" office:value-type="string" office:string-value="7o 6" calcext:value-type="string">
            <text:p>7o 6</text:p>
          </table:table-cell>
          <table:table-cell table:formula="of:=COM.MICROSOFT.CONCAT([.$A8]; &quot; &quot;; [.N$4])" office:value-type="string" office:string-value="7o 5" calcext:value-type="string">
            <text:p>7o 5</text:p>
          </table:table-cell>
          <table:table-cell table:formula="of:=COM.MICROSOFT.CONCAT([.$A8]; &quot; &quot;; [.O$4])" office:value-type="string" office:string-value="7o 4" calcext:value-type="string">
            <text:p>7o 4</text:p>
          </table:table-cell>
        </table:table-row>
        <table:table-row table:style-name="ro1">
          <table:table-cell table:formula="of:=[.F4]" office:value-type="float" office:value="3" calcext:value-type="float">
            <text:p>3</text:p>
          </table:table-cell>
          <table:table-cell table:number-columns-repeated="4"/>
          <table:table-cell table:formula="of:=COM.MICROSOFT.CONCAT([.$A9]; &quot; &quot;; [.F$4])" office:value-type="string" office:string-value="3 3" calcext:value-type="string">
            <text:p>3 3</text:p>
          </table:table-cell>
          <table:table-cell table:formula="of:=COM.MICROSOFT.CONCAT([.$A9]; &quot; &quot;; [.G$4])" office:value-type="string" office:string-value="3 2" calcext:value-type="string">
            <text:p>3 2</text:p>
          </table:table-cell>
          <table:table-cell table:formula="of:=COM.MICROSOFT.CONCAT([.$A9]; &quot; &quot;; [.H$4])" office:value-type="string" office:string-value="3 1f" calcext:value-type="string">
            <text:p>3 1f</text:p>
          </table:table-cell>
          <table:table-cell table:formula="of:=COM.MICROSOFT.CONCAT([.$A9]; &quot; &quot;; [.I$4])" office:value-type="string" office:string-value="3 12" calcext:value-type="string">
            <text:p>3 12</text:p>
          </table:table-cell>
          <table:table-cell table:formula="of:=COM.MICROSOFT.CONCAT([.$A9]; &quot; &quot;; [.J$4])" office:value-type="string" office:string-value="3 11" calcext:value-type="string">
            <text:p>3 11</text:p>
          </table:table-cell>
          <table:table-cell table:formula="of:=COM.MICROSOFT.CONCAT([.$A9]; &quot; &quot;; [.K$4])" office:value-type="string" office:string-value="3 10" calcext:value-type="string">
            <text:p>3 10</text:p>
          </table:table-cell>
          <table:table-cell table:formula="of:=COM.MICROSOFT.CONCAT([.$A9]; &quot; &quot;; [.L$4])" office:value-type="string" office:string-value="3 7f" calcext:value-type="string">
            <text:p>3 7f</text:p>
          </table:table-cell>
          <table:table-cell table:formula="of:=COM.MICROSOFT.CONCAT([.$A9]; &quot; &quot;; [.M$4])" office:value-type="string" office:string-value="3 6" calcext:value-type="string">
            <text:p>3 6</text:p>
          </table:table-cell>
          <table:table-cell table:formula="of:=COM.MICROSOFT.CONCAT([.$A9]; &quot; &quot;; [.N$4])" office:value-type="string" office:string-value="3 5" calcext:value-type="string">
            <text:p>3 5</text:p>
          </table:table-cell>
          <table:table-cell table:formula="of:=COM.MICROSOFT.CONCAT([.$A9]; &quot; &quot;; [.O$4])" office:value-type="string" office:string-value="3 4" calcext:value-type="string">
            <text:p>3 4</text:p>
          </table:table-cell>
        </table:table-row>
        <table:table-row table:style-name="ro1">
          <table:table-cell table:formula="of:=[.G4]" office:value-type="float" office:value="2" calcext:value-type="float">
            <text:p>2</text:p>
          </table:table-cell>
          <table:table-cell table:number-columns-repeated="5"/>
          <table:table-cell table:formula="of:=COM.MICROSOFT.CONCAT([.$A10]; &quot; &quot;; [.G$4])" office:value-type="string" office:string-value="2 2" calcext:value-type="string">
            <text:p>2 2</text:p>
          </table:table-cell>
          <table:table-cell table:formula="of:=COM.MICROSOFT.CONCAT([.$A10]; &quot; &quot;; [.H$4])" office:value-type="string" office:string-value="2 1f" calcext:value-type="string">
            <text:p>2 1f</text:p>
          </table:table-cell>
          <table:table-cell table:formula="of:=COM.MICROSOFT.CONCAT([.$A10]; &quot; &quot;; [.I$4])" office:value-type="string" office:string-value="2 12" calcext:value-type="string">
            <text:p>2 12</text:p>
          </table:table-cell>
          <table:table-cell table:formula="of:=COM.MICROSOFT.CONCAT([.$A10]; &quot; &quot;; [.J$4])" office:value-type="string" office:string-value="2 11" calcext:value-type="string">
            <text:p>2 11</text:p>
          </table:table-cell>
          <table:table-cell table:formula="of:=COM.MICROSOFT.CONCAT([.$A10]; &quot; &quot;; [.K$4])" office:value-type="string" office:string-value="2 10" calcext:value-type="string">
            <text:p>2 10</text:p>
          </table:table-cell>
          <table:table-cell table:formula="of:=COM.MICROSOFT.CONCAT([.$A10]; &quot; &quot;; [.L$4])" office:value-type="string" office:string-value="2 7f" calcext:value-type="string">
            <text:p>2 7f</text:p>
          </table:table-cell>
          <table:table-cell table:formula="of:=COM.MICROSOFT.CONCAT([.$A10]; &quot; &quot;; [.M$4])" office:value-type="string" office:string-value="2 6" calcext:value-type="string">
            <text:p>2 6</text:p>
          </table:table-cell>
          <table:table-cell table:formula="of:=COM.MICROSOFT.CONCAT([.$A10]; &quot; &quot;; [.N$4])" office:value-type="string" office:string-value="2 5" calcext:value-type="string">
            <text:p>2 5</text:p>
          </table:table-cell>
          <table:table-cell table:formula="of:=COM.MICROSOFT.CONCAT([.$A10]; &quot; &quot;; [.O$4])" office:value-type="string" office:string-value="2 4" calcext:value-type="string">
            <text:p>2 4</text:p>
          </table:table-cell>
        </table:table-row>
        <table:table-row table:style-name="ro1">
          <table:table-cell table:formula="of:=[.H4]" office:value-type="string" office:string-value="1f" calcext:value-type="string">
            <text:p>1f</text:p>
          </table:table-cell>
          <table:table-cell table:number-columns-repeated="6"/>
          <table:table-cell table:formula="of:=COM.MICROSOFT.CONCAT([.$A11]; &quot; &quot;; [.H$4])" office:value-type="string" office:string-value="1f 1f" calcext:value-type="string">
            <text:p>1f 1f</text:p>
          </table:table-cell>
          <table:table-cell table:formula="of:=COM.MICROSOFT.CONCAT([.$A11]; &quot; &quot;; [.I$4])" office:value-type="string" office:string-value="1f 12" calcext:value-type="string">
            <text:p>1f 12</text:p>
          </table:table-cell>
          <table:table-cell table:formula="of:=COM.MICROSOFT.CONCAT([.$A11]; &quot; &quot;; [.J$4])" office:value-type="string" office:string-value="1f 11" calcext:value-type="string">
            <text:p>1f 11</text:p>
          </table:table-cell>
          <table:table-cell table:formula="of:=COM.MICROSOFT.CONCAT([.$A11]; &quot; &quot;; [.K$4])" office:value-type="string" office:string-value="1f 10" calcext:value-type="string">
            <text:p>1f 10</text:p>
          </table:table-cell>
          <table:table-cell table:formula="of:=COM.MICROSOFT.CONCAT([.$A11]; &quot; &quot;; [.L$4])" office:value-type="string" office:string-value="1f 7f" calcext:value-type="string">
            <text:p>1f 7f</text:p>
          </table:table-cell>
          <table:table-cell table:formula="of:=COM.MICROSOFT.CONCAT([.$A11]; &quot; &quot;; [.M$4])" office:value-type="string" office:string-value="1f 6" calcext:value-type="string">
            <text:p>1f 6</text:p>
          </table:table-cell>
          <table:table-cell table:formula="of:=COM.MICROSOFT.CONCAT([.$A11]; &quot; &quot;; [.N$4])" office:value-type="string" office:string-value="1f 5" calcext:value-type="string">
            <text:p>1f 5</text:p>
          </table:table-cell>
          <table:table-cell table:formula="of:=COM.MICROSOFT.CONCAT([.$A11]; &quot; &quot;; [.O$4])" office:value-type="string" office:string-value="1f 4" calcext:value-type="string">
            <text:p>1f 4</text:p>
          </table:table-cell>
        </table:table-row>
        <table:table-row table:style-name="ro1">
          <table:table-cell table:formula="of:=[.I4]" office:value-type="float" office:value="12" calcext:value-type="float">
            <text:p>12</text:p>
          </table:table-cell>
          <table:table-cell table:number-columns-repeated="7"/>
          <table:table-cell table:formula="of:=COM.MICROSOFT.CONCAT([.$A12]; &quot; &quot;; [.I$4])" office:value-type="string" office:string-value="12 12" calcext:value-type="string">
            <text:p>12 12</text:p>
          </table:table-cell>
          <table:table-cell table:formula="of:=COM.MICROSOFT.CONCAT([.$A12]; &quot; &quot;; [.J$4])" office:value-type="string" office:string-value="12 11" calcext:value-type="string">
            <text:p>12 11</text:p>
          </table:table-cell>
          <table:table-cell table:formula="of:=COM.MICROSOFT.CONCAT([.$A12]; &quot; &quot;; [.K$4])" office:value-type="string" office:string-value="12 10" calcext:value-type="string">
            <text:p>12 10</text:p>
          </table:table-cell>
          <table:table-cell table:formula="of:=COM.MICROSOFT.CONCAT([.$A12]; &quot; &quot;; [.L$4])" office:value-type="string" office:string-value="12 7f" calcext:value-type="string">
            <text:p>12 7f</text:p>
          </table:table-cell>
          <table:table-cell table:formula="of:=COM.MICROSOFT.CONCAT([.$A12]; &quot; &quot;; [.M$4])" office:value-type="string" office:string-value="12 6" calcext:value-type="string">
            <text:p>12 6</text:p>
          </table:table-cell>
          <table:table-cell table:formula="of:=COM.MICROSOFT.CONCAT([.$A12]; &quot; &quot;; [.N$4])" office:value-type="string" office:string-value="12 5" calcext:value-type="string">
            <text:p>12 5</text:p>
          </table:table-cell>
          <table:table-cell table:formula="of:=COM.MICROSOFT.CONCAT([.$A12]; &quot; &quot;; [.O$4])" office:value-type="string" office:string-value="12 4" calcext:value-type="string">
            <text:p>12 4</text:p>
          </table:table-cell>
        </table:table-row>
        <table:table-row table:style-name="ro1">
          <table:table-cell table:formula="of:=[.J4]" office:value-type="float" office:value="11" calcext:value-type="float">
            <text:p>11</text:p>
          </table:table-cell>
          <table:table-cell table:number-columns-repeated="8"/>
          <table:table-cell table:formula="of:=COM.MICROSOFT.CONCAT([.$A13]; &quot; &quot;; [.J$4])" office:value-type="string" office:string-value="11 11" calcext:value-type="string">
            <text:p>11 11</text:p>
          </table:table-cell>
          <table:table-cell table:formula="of:=COM.MICROSOFT.CONCAT([.$A13]; &quot; &quot;; [.K$4])" office:value-type="string" office:string-value="11 10" calcext:value-type="string">
            <text:p>11 10</text:p>
          </table:table-cell>
          <table:table-cell table:formula="of:=COM.MICROSOFT.CONCAT([.$A13]; &quot; &quot;; [.L$4])" office:value-type="string" office:string-value="11 7f" calcext:value-type="string">
            <text:p>11 7f</text:p>
          </table:table-cell>
          <table:table-cell table:formula="of:=COM.MICROSOFT.CONCAT([.$A13]; &quot; &quot;; [.M$4])" office:value-type="string" office:string-value="11 6" calcext:value-type="string">
            <text:p>11 6</text:p>
          </table:table-cell>
          <table:table-cell table:formula="of:=COM.MICROSOFT.CONCAT([.$A13]; &quot; &quot;; [.N$4])" office:value-type="string" office:string-value="11 5" calcext:value-type="string">
            <text:p>11 5</text:p>
          </table:table-cell>
          <table:table-cell table:formula="of:=COM.MICROSOFT.CONCAT([.$A13]; &quot; &quot;; [.O$4])" office:value-type="string" office:string-value="11 4" calcext:value-type="string">
            <text:p>11 4</text:p>
          </table:table-cell>
        </table:table-row>
        <table:table-row table:style-name="ro1">
          <table:table-cell table:formula="of:=[.K4]" office:value-type="float" office:value="10" calcext:value-type="float">
            <text:p>10</text:p>
          </table:table-cell>
          <table:table-cell table:number-columns-repeated="9"/>
          <table:table-cell table:formula="of:=COM.MICROSOFT.CONCAT([.$A14]; &quot; &quot;; [.K$4])" office:value-type="string" office:string-value="10 10" calcext:value-type="string">
            <text:p>10 10</text:p>
          </table:table-cell>
          <table:table-cell table:formula="of:=COM.MICROSOFT.CONCAT([.$A14]; &quot; &quot;; [.L$4])" office:value-type="string" office:string-value="10 7f" calcext:value-type="string">
            <text:p>10 7f</text:p>
          </table:table-cell>
          <table:table-cell table:formula="of:=COM.MICROSOFT.CONCAT([.$A14]; &quot; &quot;; [.M$4])" office:value-type="string" office:string-value="10 6" calcext:value-type="string">
            <text:p>10 6</text:p>
          </table:table-cell>
          <table:table-cell table:formula="of:=COM.MICROSOFT.CONCAT([.$A14]; &quot; &quot;; [.N$4])" office:value-type="string" office:string-value="10 5" calcext:value-type="string">
            <text:p>10 5</text:p>
          </table:table-cell>
          <table:table-cell table:formula="of:=COM.MICROSOFT.CONCAT([.$A14]; &quot; &quot;; [.O$4])" office:value-type="string" office:string-value="10 4" calcext:value-type="string">
            <text:p>10 4</text:p>
          </table:table-cell>
        </table:table-row>
        <table:table-row table:style-name="ro1">
          <table:table-cell table:formula="of:=[.L4]" office:value-type="string" office:string-value="7f" calcext:value-type="string">
            <text:p>7f</text:p>
          </table:table-cell>
          <table:table-cell table:number-columns-repeated="10"/>
          <table:table-cell table:formula="of:=COM.MICROSOFT.CONCAT([.$A15]; &quot; &quot;; [.L$4])" office:value-type="string" office:string-value="7f 7f" calcext:value-type="string">
            <text:p>7f 7f</text:p>
          </table:table-cell>
          <table:table-cell table:formula="of:=COM.MICROSOFT.CONCAT([.$A15]; &quot; &quot;; [.M$4])" office:value-type="string" office:string-value="7f 6" calcext:value-type="string">
            <text:p>7f 6</text:p>
          </table:table-cell>
          <table:table-cell table:formula="of:=COM.MICROSOFT.CONCAT([.$A15]; &quot; &quot;; [.N$4])" office:value-type="string" office:string-value="7f 5" calcext:value-type="string">
            <text:p>7f 5</text:p>
          </table:table-cell>
          <table:table-cell table:formula="of:=COM.MICROSOFT.CONCAT([.$A15]; &quot; &quot;; [.O$4])" office:value-type="string" office:string-value="7f 4" calcext:value-type="string">
            <text:p>7f 4</text:p>
          </table:table-cell>
        </table:table-row>
        <table:table-row table:style-name="ro1">
          <table:table-cell table:formula="of:=[.M4]" office:value-type="float" office:value="6" calcext:value-type="float">
            <text:p>6</text:p>
          </table:table-cell>
          <table:table-cell table:number-columns-repeated="11"/>
          <table:table-cell table:formula="of:=COM.MICROSOFT.CONCAT([.$A16]; &quot; &quot;; [.M$4])" office:value-type="string" office:string-value="6 6" calcext:value-type="string">
            <text:p>6 6</text:p>
          </table:table-cell>
          <table:table-cell table:formula="of:=COM.MICROSOFT.CONCAT([.$A16]; &quot; &quot;; [.N$4])" office:value-type="string" office:string-value="6 5" calcext:value-type="string">
            <text:p>6 5</text:p>
          </table:table-cell>
          <table:table-cell table:formula="of:=COM.MICROSOFT.CONCAT([.$A16]; &quot; &quot;; [.O$4])" office:value-type="string" office:string-value="6 4" calcext:value-type="string">
            <text:p>6 4</text:p>
          </table:table-cell>
        </table:table-row>
        <table:table-row table:style-name="ro1">
          <table:table-cell table:formula="of:=[.N4]" office:value-type="float" office:value="5" calcext:value-type="float">
            <text:p>5</text:p>
          </table:table-cell>
          <table:table-cell table:number-columns-repeated="12"/>
          <table:table-cell table:formula="of:=COM.MICROSOFT.CONCAT([.$A17]; &quot; &quot;; [.N$4])" office:value-type="string" office:string-value="5 5" calcext:value-type="string">
            <text:p>5 5</text:p>
          </table:table-cell>
          <table:table-cell table:formula="of:=COM.MICROSOFT.CONCAT([.$A17]; &quot; &quot;; [.O$4])" office:value-type="string" office:string-value="5 4" calcext:value-type="string">
            <text:p>5 4</text:p>
          </table:table-cell>
        </table:table-row>
        <table:table-row table:style-name="ro1">
          <table:table-cell table:formula="of:=[.O4]" office:value-type="float" office:value="4" calcext:value-type="float">
            <text:p>4</text:p>
          </table:table-cell>
          <table:table-cell table:number-columns-repeated="13"/>
          <table:table-cell table:formula="of:=COM.MICROSOFT.CONCAT([.$A18]; &quot; &quot;; [.O$4])" office:value-type="string" office:string-value="4 4" calcext:value-type="string">
            <text:p>4 4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without envido</text:p>
          </table:table-cell>
          <table:table-cell table:style-name="Default" table:number-columns-repeated="12"/>
        </table:table-row>
        <table:table-row table:style-name="ro1" table:number-rows-repeated="6">
          <table:table-cell table:style-name="Default" table:number-columns-repeated="1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. whats the chance of each hand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2. whats the chance that your hand is better than one oponent</text:p>
          </table:table-cell>
          <table:table-cell table:style-name="Default" table:number-columns-repeated="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. whats the EV of the hand (very hard)</text:p>
          </table:table-cell>
          <table:table-cell table:style-name="Default" table:number-columns-repeated="12"/>
        </table:table-row>
      </table:table>
      <table:table table:name="uruguay" table:style-name="ta1">
        <table:table-column table:style-name="co3" table:default-cell-style-name="ce20"/>
        <table:table-column table:style-name="co4" table:default-cell-style-name="ce23"/>
        <table:table-column table:style-name="co4" table:number-columns-repeated="12" table:default-cell-style-name="ce20"/>
        <table:table-column table:style-name="co4" table:default-cell-style-name="ce28"/>
        <table:table-column table:style-name="co2" table:default-cell-style-name="Default"/>
        <table:table-column table:style-name="co5" table:number-columns-repeated="8" table:default-cell-style-name="Default"/>
        <table:table-row table:style-name="ro1">
          <table:table-cell table:style-name="Default" office:value-type="string" calcext:value-type="string">
            <text:p>TRUCO URUGUAYO</text:p>
          </table:table-cell>
          <table:table-cell table:style-name="Default" table:number-columns-repeated="14"/>
          <table:table-cell table:number-columns-repeated="9"/>
        </table:table-row>
        <table:table-row table:style-name="ro1">
          <table:table-cell table:style-name="Default" table:number-columns-repeated="15"/>
          <table:table-cell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2m 4m</text:p>
          </table:table-cell>
          <table:table-cell table:style-name="Default" office:value-type="string" calcext:value-type="string">
            <text:p>2m 5m</text:p>
          </table:table-cell>
          <table:table-cell table:style-name="Default" office:value-type="string" calcext:value-type="string">
            <text:p>2m 11m</text:p>
          </table:table-cell>
          <table:table-cell table:style-name="Default" office:value-type="string" calcext:value-type="string">
            <text:p>2m 10m</text:p>
          </table:table-cell>
          <table:table-cell table:style-name="Default" office:value-type="string" calcext:value-type="string">
            <text:p>4m 5m</text:p>
          </table:table-cell>
          <table:table-cell table:style-name="Default" office:value-type="string" calcext:value-type="string">
            <text:p>4m 11m</text:p>
          </table:table-cell>
          <table:table-cell table:style-name="Default" office:value-type="string" calcext:value-type="string">
            <text:p>4m 10m</text:p>
          </table:table-cell>
          <table:table-cell table:style-name="Default" office:value-type="string" calcext:value-type="string">
            <text:p>5m 11m</text:p>
          </table:table-cell>
          <table:table-cell table:style-name="Default" office:value-type="string" calcext:value-type="string">
            <text:p>5m 10m</text:p>
          </table:table-cell>
          <table:table-cell table:style-name="Default" office:value-type="string" calcext:value-type="string">
            <text:p>11m 10m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table:style-name="Default" table:number-columns-repeated="15"/>
          <table:table-cell/>
          <table:table-cell office:value-type="string" calcext:value-type="string">
            <text:p>elegir la muestra en 2 o 3 clicks:</text:p>
          </table:table-cell>
          <table:table-cell table:number-columns-repeated="7"/>
        </table:table-row>
        <table:table-row table:style-name="ro1">
          <table:table-cell/>
          <table:table-cell table:style-name="ce20" office:value-type="string" calcext:value-type="string">
            <text:p>1e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office:value-type="string" calcext:value-type="string">
            <text:p>1. palo (1 de 4)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2m</text:p>
          </table:table-cell>
          <table:table-cell table:style-name="ce20" table:formula="of:=COM.MICROSOFT.CONCAT([.$A6]; &quot; &quot;; [.B$5])" office:value-type="string" office:string-value="2m 1e" calcext:value-type="string">
            <text:p>2m 1e</text:p>
          </table:table-cell>
          <table:table-cell table:formula="of:=COM.MICROSOFT.CONCAT([.$A6]; &quot; &quot;; [.C$5])" office:value-type="string" office:string-value="2m 1b" calcext:value-type="string">
            <text:p>2m 1b</text:p>
          </table:table-cell>
          <table:table-cell table:formula="of:=COM.MICROSOFT.CONCAT([.$A6]; &quot; &quot;; [.D$5])" office:value-type="string" office:string-value="2m 7e" calcext:value-type="string">
            <text:p>2m 7e</text:p>
          </table:table-cell>
          <table:table-cell table:formula="of:=COM.MICROSOFT.CONCAT([.$A6]; &quot; &quot;; [.E$5])" office:value-type="string" office:string-value="2m 7o" calcext:value-type="string">
            <text:p>2m 7o</text:p>
          </table:table-cell>
          <table:table-cell table:formula="of:=COM.MICROSOFT.CONCAT([.$A6]; &quot; &quot;; [.F$5])" office:value-type="string" office:string-value="2m 3" calcext:value-type="string">
            <text:p>2m 3</text:p>
          </table:table-cell>
          <table:table-cell table:formula="of:=COM.MICROSOFT.CONCAT([.$A6]; &quot; &quot;; [.G$5])" office:value-type="string" office:string-value="2m 2" calcext:value-type="string">
            <text:p>2m 2</text:p>
          </table:table-cell>
          <table:table-cell table:formula="of:=COM.MICROSOFT.CONCAT([.$A6]; &quot; &quot;; [.H$5])" office:value-type="string" office:string-value="2m 1f" calcext:value-type="string">
            <text:p>2m 1f</text:p>
          </table:table-cell>
          <table:table-cell table:formula="of:=COM.MICROSOFT.CONCAT([.$A6]; &quot; &quot;; [.I$5])" office:value-type="string" office:string-value="2m 12" calcext:value-type="string">
            <text:p>2m 12</text:p>
          </table:table-cell>
          <table:table-cell table:formula="of:=COM.MICROSOFT.CONCAT([.$A6]; &quot; &quot;; [.J$5])" office:value-type="string" office:string-value="2m 11" calcext:value-type="string">
            <text:p>2m 11</text:p>
          </table:table-cell>
          <table:table-cell table:formula="of:=COM.MICROSOFT.CONCAT([.$A6]; &quot; &quot;; [.K$5])" office:value-type="string" office:string-value="2m 10" calcext:value-type="string">
            <text:p>2m 10</text:p>
          </table:table-cell>
          <table:table-cell table:formula="of:=COM.MICROSOFT.CONCAT([.$A6]; &quot; &quot;; [.L$5])" office:value-type="string" office:string-value="2m 7f" calcext:value-type="string">
            <text:p>2m 7f</text:p>
          </table:table-cell>
          <table:table-cell table:formula="of:=COM.MICROSOFT.CONCAT([.$A6]; &quot; &quot;; [.M$5])" office:value-type="string" office:string-value="2m 6" calcext:value-type="string">
            <text:p>2m 6</text:p>
          </table:table-cell>
          <table:table-cell table:formula="of:=COM.MICROSOFT.CONCAT([.$A6]; &quot; &quot;; [.N$5])" office:value-type="string" office:string-value="2m 5" calcext:value-type="string">
            <text:p>2m 5</text:p>
          </table:table-cell>
          <table:table-cell table:style-name="ce20" table:formula="of:=COM.MICROSOFT.CONCAT([.$A6]; &quot; &quot;; [.O$5])" office:value-type="string" office:string-value="2m 4" calcext:value-type="string">
            <text:p>2m 4</text:p>
          </table:table-cell>
          <table:table-cell/>
          <table:table-cell office:value-type="string" calcext:value-type="string">
            <text:p>2. es pieza o mala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4m</text:p>
          </table:table-cell>
          <table:table-cell table:style-name="ce20" table:formula="of:=COM.MICROSOFT.CONCAT([.$A7]; &quot; &quot;; [.B$5])" office:value-type="string" office:string-value="4m 1e" calcext:value-type="string">
            <text:p>4m 1e</text:p>
          </table:table-cell>
          <table:table-cell table:formula="of:=COM.MICROSOFT.CONCAT([.$A7]; &quot; &quot;; [.C$5])" office:value-type="string" office:string-value="4m 1b" calcext:value-type="string">
            <text:p>4m 1b</text:p>
          </table:table-cell>
          <table:table-cell table:formula="of:=COM.MICROSOFT.CONCAT([.$A7]; &quot; &quot;; [.D$5])" office:value-type="string" office:string-value="4m 7e" calcext:value-type="string">
            <text:p>4m 7e</text:p>
          </table:table-cell>
          <table:table-cell table:formula="of:=COM.MICROSOFT.CONCAT([.$A7]; &quot; &quot;; [.E$5])" office:value-type="string" office:string-value="4m 7o" calcext:value-type="string">
            <text:p>4m 7o</text:p>
          </table:table-cell>
          <table:table-cell table:formula="of:=COM.MICROSOFT.CONCAT([.$A7]; &quot; &quot;; [.F$5])" office:value-type="string" office:string-value="4m 3" calcext:value-type="string">
            <text:p>4m 3</text:p>
          </table:table-cell>
          <table:table-cell table:formula="of:=COM.MICROSOFT.CONCAT([.$A7]; &quot; &quot;; [.G$5])" office:value-type="string" office:string-value="4m 2" calcext:value-type="string">
            <text:p>4m 2</text:p>
          </table:table-cell>
          <table:table-cell table:formula="of:=COM.MICROSOFT.CONCAT([.$A7]; &quot; &quot;; [.H$5])" office:value-type="string" office:string-value="4m 1f" calcext:value-type="string">
            <text:p>4m 1f</text:p>
          </table:table-cell>
          <table:table-cell table:formula="of:=COM.MICROSOFT.CONCAT([.$A7]; &quot; &quot;; [.I$5])" office:value-type="string" office:string-value="4m 12" calcext:value-type="string">
            <text:p>4m 12</text:p>
          </table:table-cell>
          <table:table-cell table:formula="of:=COM.MICROSOFT.CONCAT([.$A7]; &quot; &quot;; [.J$5])" office:value-type="string" office:string-value="4m 11" calcext:value-type="string">
            <text:p>4m 11</text:p>
          </table:table-cell>
          <table:table-cell table:formula="of:=COM.MICROSOFT.CONCAT([.$A7]; &quot; &quot;; [.K$5])" office:value-type="string" office:string-value="4m 10" calcext:value-type="string">
            <text:p>4m 10</text:p>
          </table:table-cell>
          <table:table-cell table:formula="of:=COM.MICROSOFT.CONCAT([.$A7]; &quot; &quot;; [.L$5])" office:value-type="string" office:string-value="4m 7f" calcext:value-type="string">
            <text:p>4m 7f</text:p>
          </table:table-cell>
          <table:table-cell table:formula="of:=COM.MICROSOFT.CONCAT([.$A7]; &quot; &quot;; [.M$5])" office:value-type="string" office:string-value="4m 6" calcext:value-type="string">
            <text:p>4m 6</text:p>
          </table:table-cell>
          <table:table-cell table:formula="of:=COM.MICROSOFT.CONCAT([.$A7]; &quot; &quot;; [.N$5])" office:value-type="string" office:string-value="4m 5" calcext:value-type="string">
            <text:p>4m 5</text:p>
          </table:table-cell>
          <table:table-cell table:style-name="ce20" table:formula="of:=COM.MICROSOFT.CONCAT([.$A7]; &quot; &quot;; [.O$5])" office:value-type="string" office:string-value="4m 4" calcext:value-type="string">
            <text:p>4m 4</text:p>
          </table:table-cell>
          <table:table-cell/>
          <table:table-cell office:value-type="string" calcext:value-type="string">
            <text:p>3. que pieza (1 de 5) [opt]</text:p>
          </table:table-cell>
          <table:table-cell table:number-columns-repeated="7"/>
        </table:table-row>
        <table:table-row table:style-name="ro1">
          <table:table-cell table:style-name="ce21" office:value-type="string" calcext:value-type="string">
            <text:p>5m</text:p>
          </table:table-cell>
          <table:table-cell table:style-name="ce20" table:formula="of:=COM.MICROSOFT.CONCAT([.$A8]; &quot; &quot;; [.B$5])" office:value-type="string" office:string-value="5m 1e" calcext:value-type="string">
            <text:p>5m 1e</text:p>
          </table:table-cell>
          <table:table-cell table:formula="of:=COM.MICROSOFT.CONCAT([.$A8]; &quot; &quot;; [.C$5])" office:value-type="string" office:string-value="5m 1b" calcext:value-type="string">
            <text:p>5m 1b</text:p>
          </table:table-cell>
          <table:table-cell table:formula="of:=COM.MICROSOFT.CONCAT([.$A8]; &quot; &quot;; [.D$5])" office:value-type="string" office:string-value="5m 7e" calcext:value-type="string">
            <text:p>5m 7e</text:p>
          </table:table-cell>
          <table:table-cell table:formula="of:=COM.MICROSOFT.CONCAT([.$A8]; &quot; &quot;; [.E$5])" office:value-type="string" office:string-value="5m 7o" calcext:value-type="string">
            <text:p>5m 7o</text:p>
          </table:table-cell>
          <table:table-cell table:formula="of:=COM.MICROSOFT.CONCAT([.$A8]; &quot; &quot;; [.F$5])" office:value-type="string" office:string-value="5m 3" calcext:value-type="string">
            <text:p>5m 3</text:p>
          </table:table-cell>
          <table:table-cell table:formula="of:=COM.MICROSOFT.CONCAT([.$A8]; &quot; &quot;; [.G$5])" office:value-type="string" office:string-value="5m 2" calcext:value-type="string">
            <text:p>5m 2</text:p>
          </table:table-cell>
          <table:table-cell table:formula="of:=COM.MICROSOFT.CONCAT([.$A8]; &quot; &quot;; [.H$5])" office:value-type="string" office:string-value="5m 1f" calcext:value-type="string">
            <text:p>5m 1f</text:p>
          </table:table-cell>
          <table:table-cell table:formula="of:=COM.MICROSOFT.CONCAT([.$A8]; &quot; &quot;; [.I$5])" office:value-type="string" office:string-value="5m 12" calcext:value-type="string">
            <text:p>5m 12</text:p>
          </table:table-cell>
          <table:table-cell table:formula="of:=COM.MICROSOFT.CONCAT([.$A8]; &quot; &quot;; [.J$5])" office:value-type="string" office:string-value="5m 11" calcext:value-type="string">
            <text:p>5m 11</text:p>
          </table:table-cell>
          <table:table-cell table:formula="of:=COM.MICROSOFT.CONCAT([.$A8]; &quot; &quot;; [.K$5])" office:value-type="string" office:string-value="5m 10" calcext:value-type="string">
            <text:p>5m 10</text:p>
          </table:table-cell>
          <table:table-cell table:formula="of:=COM.MICROSOFT.CONCAT([.$A8]; &quot; &quot;; [.L$5])" office:value-type="string" office:string-value="5m 7f" calcext:value-type="string">
            <text:p>5m 7f</text:p>
          </table:table-cell>
          <table:table-cell table:formula="of:=COM.MICROSOFT.CONCAT([.$A8]; &quot; &quot;; [.M$5])" office:value-type="string" office:string-value="5m 6" calcext:value-type="string">
            <text:p>5m 6</text:p>
          </table:table-cell>
          <table:table-cell table:formula="of:=COM.MICROSOFT.CONCAT([.$A8]; &quot; &quot;; [.N$5])" office:value-type="string" office:string-value="5m 5" calcext:value-type="string">
            <text:p>5m 5</text:p>
          </table:table-cell>
          <table:table-cell table:style-name="ce20" table:formula="of:=COM.MICROSOFT.CONCAT([.$A8]; &quot; &quot;; [.O$5])" office:value-type="string" office:string-value="5m 4" calcext:value-type="string">
            <text:p>5m 4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11m</text:p>
          </table:table-cell>
          <table:table-cell table:style-name="ce20" table:formula="of:=COM.MICROSOFT.CONCAT([.$A9]; &quot; &quot;; [.B$5])" office:value-type="string" office:string-value="11m 1e" calcext:value-type="string">
            <text:p>11m 1e</text:p>
          </table:table-cell>
          <table:table-cell table:formula="of:=COM.MICROSOFT.CONCAT([.$A9]; &quot; &quot;; [.C$5])" office:value-type="string" office:string-value="11m 1b" calcext:value-type="string">
            <text:p>11m 1b</text:p>
          </table:table-cell>
          <table:table-cell table:formula="of:=COM.MICROSOFT.CONCAT([.$A9]; &quot; &quot;; [.D$5])" office:value-type="string" office:string-value="11m 7e" calcext:value-type="string">
            <text:p>11m 7e</text:p>
          </table:table-cell>
          <table:table-cell table:formula="of:=COM.MICROSOFT.CONCAT([.$A9]; &quot; &quot;; [.E$5])" office:value-type="string" office:string-value="11m 7o" calcext:value-type="string">
            <text:p>11m 7o</text:p>
          </table:table-cell>
          <table:table-cell table:formula="of:=COM.MICROSOFT.CONCAT([.$A9]; &quot; &quot;; [.F$5])" office:value-type="string" office:string-value="11m 3" calcext:value-type="string">
            <text:p>11m 3</text:p>
          </table:table-cell>
          <table:table-cell table:formula="of:=COM.MICROSOFT.CONCAT([.$A9]; &quot; &quot;; [.G$5])" office:value-type="string" office:string-value="11m 2" calcext:value-type="string">
            <text:p>11m 2</text:p>
          </table:table-cell>
          <table:table-cell table:formula="of:=COM.MICROSOFT.CONCAT([.$A9]; &quot; &quot;; [.H$5])" office:value-type="string" office:string-value="11m 1f" calcext:value-type="string">
            <text:p>11m 1f</text:p>
          </table:table-cell>
          <table:table-cell table:formula="of:=COM.MICROSOFT.CONCAT([.$A9]; &quot; &quot;; [.I$5])" office:value-type="string" office:string-value="11m 12" calcext:value-type="string">
            <text:p>11m 12</text:p>
          </table:table-cell>
          <table:table-cell table:formula="of:=COM.MICROSOFT.CONCAT([.$A9]; &quot; &quot;; [.J$5])" office:value-type="string" office:string-value="11m 11" calcext:value-type="string">
            <text:p>11m 11</text:p>
          </table:table-cell>
          <table:table-cell table:formula="of:=COM.MICROSOFT.CONCAT([.$A9]; &quot; &quot;; [.K$5])" office:value-type="string" office:string-value="11m 10" calcext:value-type="string">
            <text:p>11m 10</text:p>
          </table:table-cell>
          <table:table-cell table:formula="of:=COM.MICROSOFT.CONCAT([.$A9]; &quot; &quot;; [.L$5])" office:value-type="string" office:string-value="11m 7f" calcext:value-type="string">
            <text:p>11m 7f</text:p>
          </table:table-cell>
          <table:table-cell table:formula="of:=COM.MICROSOFT.CONCAT([.$A9]; &quot; &quot;; [.M$5])" office:value-type="string" office:string-value="11m 6" calcext:value-type="string">
            <text:p>11m 6</text:p>
          </table:table-cell>
          <table:table-cell table:formula="of:=COM.MICROSOFT.CONCAT([.$A9]; &quot; &quot;; [.N$5])" office:value-type="string" office:string-value="11m 5" calcext:value-type="string">
            <text:p>11m 5</text:p>
          </table:table-cell>
          <table:table-cell table:style-name="ce20" table:formula="of:=COM.MICROSOFT.CONCAT([.$A9]; &quot; &quot;; [.O$5])" office:value-type="string" office:string-value="11m 4" calcext:value-type="string">
            <text:p>11m 4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10m</text:p>
          </table:table-cell>
          <table:table-cell table:style-name="ce20" table:formula="of:=COM.MICROSOFT.CONCAT([.$A10]; &quot; &quot;; [.B$5])" office:value-type="string" office:string-value="10m 1e" calcext:value-type="string">
            <text:p>10m 1e</text:p>
          </table:table-cell>
          <table:table-cell table:formula="of:=COM.MICROSOFT.CONCAT([.$A10]; &quot; &quot;; [.C$5])" office:value-type="string" office:string-value="10m 1b" calcext:value-type="string">
            <text:p>10m 1b</text:p>
          </table:table-cell>
          <table:table-cell table:formula="of:=COM.MICROSOFT.CONCAT([.$A10]; &quot; &quot;; [.D$5])" office:value-type="string" office:string-value="10m 7e" calcext:value-type="string">
            <text:p>10m 7e</text:p>
          </table:table-cell>
          <table:table-cell table:formula="of:=COM.MICROSOFT.CONCAT([.$A10]; &quot; &quot;; [.E$5])" office:value-type="string" office:string-value="10m 7o" calcext:value-type="string">
            <text:p>10m 7o</text:p>
          </table:table-cell>
          <table:table-cell table:formula="of:=COM.MICROSOFT.CONCAT([.$A10]; &quot; &quot;; [.F$5])" office:value-type="string" office:string-value="10m 3" calcext:value-type="string">
            <text:p>10m 3</text:p>
          </table:table-cell>
          <table:table-cell table:formula="of:=COM.MICROSOFT.CONCAT([.$A10]; &quot; &quot;; [.G$5])" office:value-type="string" office:string-value="10m 2" calcext:value-type="string">
            <text:p>10m 2</text:p>
          </table:table-cell>
          <table:table-cell table:formula="of:=COM.MICROSOFT.CONCAT([.$A10]; &quot; &quot;; [.H$5])" office:value-type="string" office:string-value="10m 1f" calcext:value-type="string">
            <text:p>10m 1f</text:p>
          </table:table-cell>
          <table:table-cell table:formula="of:=COM.MICROSOFT.CONCAT([.$A10]; &quot; &quot;; [.I$5])" office:value-type="string" office:string-value="10m 12" calcext:value-type="string">
            <text:p>10m 12</text:p>
          </table:table-cell>
          <table:table-cell table:formula="of:=COM.MICROSOFT.CONCAT([.$A10]; &quot; &quot;; [.J$5])" office:value-type="string" office:string-value="10m 11" calcext:value-type="string">
            <text:p>10m 11</text:p>
          </table:table-cell>
          <table:table-cell table:formula="of:=COM.MICROSOFT.CONCAT([.$A10]; &quot; &quot;; [.K$5])" office:value-type="string" office:string-value="10m 10" calcext:value-type="string">
            <text:p>10m 10</text:p>
          </table:table-cell>
          <table:table-cell table:formula="of:=COM.MICROSOFT.CONCAT([.$A10]; &quot; &quot;; [.L$5])" office:value-type="string" office:string-value="10m 7f" calcext:value-type="string">
            <text:p>10m 7f</text:p>
          </table:table-cell>
          <table:table-cell table:formula="of:=COM.MICROSOFT.CONCAT([.$A10]; &quot; &quot;; [.M$5])" office:value-type="string" office:string-value="10m 6" calcext:value-type="string">
            <text:p>10m 6</text:p>
          </table:table-cell>
          <table:table-cell table:formula="of:=COM.MICROSOFT.CONCAT([.$A10]; &quot; &quot;; [.N$5])" office:value-type="string" office:string-value="10m 5" calcext:value-type="string">
            <text:p>10m 5</text:p>
          </table:table-cell>
          <table:table-cell table:style-name="ce20" table:formula="of:=COM.MICROSOFT.CONCAT([.$A10]; &quot; &quot;; [.O$5])" office:value-type="string" office:string-value="10m 4" calcext:value-type="string">
            <text:p>10m 4</text:p>
          </table:table-cell>
          <table:table-cell table:number-columns-repeated="9"/>
        </table:table-row>
        <table:table-row table:style-name="ro1">
          <table:table-cell table:formula="of:=[.B5]" office:value-type="string" office:string-value="1e" calcext:value-type="string">
            <text:p>1e</text:p>
          </table:table-cell>
          <table:table-cell table:style-name="ce22" office:value-type="string" calcext:value-type="string">
            <text:p>x</text:p>
          </table:table-cell>
          <table:table-cell table:style-name="ce25" table:formula="of:=COM.MICROSOFT.CONCAT([.$A11]; &quot; &quot;; [.C$5])" office:value-type="string" office:string-value="1e 1b" calcext:value-type="string">
            <text:p>1e 1b</text:p>
          </table:table-cell>
          <table:table-cell table:style-name="ce25" table:formula="of:=COM.MICROSOFT.CONCAT([.$A11]; &quot; &quot;; [.D$5])" office:value-type="string" office:string-value="1e 7e" calcext:value-type="string">
            <text:p>1e 7e</text:p>
          </table:table-cell>
          <table:table-cell table:style-name="ce25" table:formula="of:=COM.MICROSOFT.CONCAT([.$A11]; &quot; &quot;; [.E$5])" office:value-type="string" office:string-value="1e 7o" calcext:value-type="string">
            <text:p>1e 7o</text:p>
          </table:table-cell>
          <table:table-cell table:style-name="ce25" table:formula="of:=COM.MICROSOFT.CONCAT([.$A11]; &quot; &quot;; [.F$5])" office:value-type="string" office:string-value="1e 3" calcext:value-type="string">
            <text:p>1e 3</text:p>
          </table:table-cell>
          <table:table-cell table:style-name="ce25" table:formula="of:=COM.MICROSOFT.CONCAT([.$A11]; &quot; &quot;; [.G$5])" office:value-type="string" office:string-value="1e 2" calcext:value-type="string">
            <text:p>1e 2</text:p>
          </table:table-cell>
          <table:table-cell table:style-name="ce25" table:formula="of:=COM.MICROSOFT.CONCAT([.$A11]; &quot; &quot;; [.H$5])" office:value-type="string" office:string-value="1e 1f" calcext:value-type="string">
            <text:p>1e 1f</text:p>
          </table:table-cell>
          <table:table-cell table:style-name="ce25" table:formula="of:=COM.MICROSOFT.CONCAT([.$A11]; &quot; &quot;; [.I$5])" office:value-type="string" office:string-value="1e 12" calcext:value-type="string">
            <text:p>1e 12</text:p>
          </table:table-cell>
          <table:table-cell table:style-name="ce25" table:formula="of:=COM.MICROSOFT.CONCAT([.$A11]; &quot; &quot;; [.J$5])" office:value-type="string" office:string-value="1e 11" calcext:value-type="string">
            <text:p>1e 11</text:p>
          </table:table-cell>
          <table:table-cell table:style-name="ce25" table:formula="of:=COM.MICROSOFT.CONCAT([.$A11]; &quot; &quot;; [.K$5])" office:value-type="string" office:string-value="1e 10" calcext:value-type="string">
            <text:p>1e 10</text:p>
          </table:table-cell>
          <table:table-cell table:style-name="ce25" table:formula="of:=COM.MICROSOFT.CONCAT([.$A11]; &quot; &quot;; [.L$5])" office:value-type="string" office:string-value="1e 7f" calcext:value-type="string">
            <text:p>1e 7f</text:p>
          </table:table-cell>
          <table:table-cell table:style-name="ce25" table:formula="of:=COM.MICROSOFT.CONCAT([.$A11]; &quot; &quot;; [.M$5])" office:value-type="string" office:string-value="1e 6" calcext:value-type="string">
            <text:p>1e 6</text:p>
          </table:table-cell>
          <table:table-cell table:style-name="ce25" table:formula="of:=COM.MICROSOFT.CONCAT([.$A11]; &quot; &quot;; [.N$5])" office:value-type="string" office:string-value="1e 5" calcext:value-type="string">
            <text:p>1e 5</text:p>
          </table:table-cell>
          <table:table-cell table:style-name="ce27" table:formula="of:=COM.MICROSOFT.CONCAT([.$A11]; &quot; &quot;; [.O$5])" office:value-type="string" office:string-value="1e 4" calcext:value-type="string">
            <text:p>1e 4</text:p>
          </table:table-cell>
          <table:table-cell table:number-columns-repeated="9"/>
        </table:table-row>
        <table:table-row table:style-name="ro1">
          <table:table-cell table:formula="of:=[.C5]" office:value-type="string" office:string-value="1b" calcext:value-type="string">
            <text:p>1b</text:p>
          </table:table-cell>
          <table:table-cell/>
          <table:table-cell office:value-type="string" calcext:value-type="string">
            <text:p>x</text:p>
          </table:table-cell>
          <table:table-cell table:formula="of:=COM.MICROSOFT.CONCAT([.$A12]; &quot; &quot;; [.D$5])" office:value-type="string" office:string-value="1b 7e" calcext:value-type="string">
            <text:p>1b 7e</text:p>
          </table:table-cell>
          <table:table-cell table:formula="of:=COM.MICROSOFT.CONCAT([.$A12]; &quot; &quot;; [.E$5])" office:value-type="string" office:string-value="1b 7o" calcext:value-type="string">
            <text:p>1b 7o</text:p>
          </table:table-cell>
          <table:table-cell table:formula="of:=COM.MICROSOFT.CONCAT([.$A12]; &quot; &quot;; [.F$5])" office:value-type="string" office:string-value="1b 3" calcext:value-type="string">
            <text:p>1b 3</text:p>
          </table:table-cell>
          <table:table-cell table:formula="of:=COM.MICROSOFT.CONCAT([.$A12]; &quot; &quot;; [.G$5])" office:value-type="string" office:string-value="1b 2" calcext:value-type="string">
            <text:p>1b 2</text:p>
          </table:table-cell>
          <table:table-cell table:formula="of:=COM.MICROSOFT.CONCAT([.$A12]; &quot; &quot;; [.H$5])" office:value-type="string" office:string-value="1b 1f" calcext:value-type="string">
            <text:p>1b 1f</text:p>
          </table:table-cell>
          <table:table-cell table:formula="of:=COM.MICROSOFT.CONCAT([.$A12]; &quot; &quot;; [.I$5])" office:value-type="string" office:string-value="1b 12" calcext:value-type="string">
            <text:p>1b 12</text:p>
          </table:table-cell>
          <table:table-cell table:formula="of:=COM.MICROSOFT.CONCAT([.$A12]; &quot; &quot;; [.J$5])" office:value-type="string" office:string-value="1b 11" calcext:value-type="string">
            <text:p>1b 11</text:p>
          </table:table-cell>
          <table:table-cell table:formula="of:=COM.MICROSOFT.CONCAT([.$A12]; &quot; &quot;; [.K$5])" office:value-type="string" office:string-value="1b 10" calcext:value-type="string">
            <text:p>1b 10</text:p>
          </table:table-cell>
          <table:table-cell table:formula="of:=COM.MICROSOFT.CONCAT([.$A12]; &quot; &quot;; [.L$5])" office:value-type="string" office:string-value="1b 7f" calcext:value-type="string">
            <text:p>1b 7f</text:p>
          </table:table-cell>
          <table:table-cell table:formula="of:=COM.MICROSOFT.CONCAT([.$A12]; &quot; &quot;; [.M$5])" office:value-type="string" office:string-value="1b 6" calcext:value-type="string">
            <text:p>1b 6</text:p>
          </table:table-cell>
          <table:table-cell table:formula="of:=COM.MICROSOFT.CONCAT([.$A12]; &quot; &quot;; [.N$5])" office:value-type="string" office:string-value="1b 5" calcext:value-type="string">
            <text:p>1b 5</text:p>
          </table:table-cell>
          <table:table-cell table:formula="of:=COM.MICROSOFT.CONCAT([.$A12]; &quot; &quot;; [.O$5])" office:value-type="string" office:string-value="1b 4" calcext:value-type="string">
            <text:p>1b 4</text:p>
          </table:table-cell>
          <table:table-cell table:number-columns-repeated="9"/>
        </table:table-row>
        <table:table-row table:style-name="ro1">
          <table:table-cell table:formula="of:=[.D5]" office:value-type="string" office:string-value="7e" calcext:value-type="string">
            <text:p>7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formula="of:=COM.MICROSOFT.CONCAT([.$A13]; &quot; &quot;; [.E$5])" office:value-type="string" office:string-value="7e 7o" calcext:value-type="string">
            <text:p>7e 7o</text:p>
          </table:table-cell>
          <table:table-cell table:formula="of:=COM.MICROSOFT.CONCAT([.$A13]; &quot; &quot;; [.F$5])" office:value-type="string" office:string-value="7e 3" calcext:value-type="string">
            <text:p>7e 3</text:p>
          </table:table-cell>
          <table:table-cell table:formula="of:=COM.MICROSOFT.CONCAT([.$A13]; &quot; &quot;; [.G$5])" office:value-type="string" office:string-value="7e 2" calcext:value-type="string">
            <text:p>7e 2</text:p>
          </table:table-cell>
          <table:table-cell table:formula="of:=COM.MICROSOFT.CONCAT([.$A13]; &quot; &quot;; [.H$5])" office:value-type="string" office:string-value="7e 1f" calcext:value-type="string">
            <text:p>7e 1f</text:p>
          </table:table-cell>
          <table:table-cell table:formula="of:=COM.MICROSOFT.CONCAT([.$A13]; &quot; &quot;; [.I$5])" office:value-type="string" office:string-value="7e 12" calcext:value-type="string">
            <text:p>7e 12</text:p>
          </table:table-cell>
          <table:table-cell table:formula="of:=COM.MICROSOFT.CONCAT([.$A13]; &quot; &quot;; [.J$5])" office:value-type="string" office:string-value="7e 11" calcext:value-type="string">
            <text:p>7e 11</text:p>
          </table:table-cell>
          <table:table-cell table:formula="of:=COM.MICROSOFT.CONCAT([.$A13]; &quot; &quot;; [.K$5])" office:value-type="string" office:string-value="7e 10" calcext:value-type="string">
            <text:p>7e 10</text:p>
          </table:table-cell>
          <table:table-cell table:formula="of:=COM.MICROSOFT.CONCAT([.$A13]; &quot; &quot;; [.L$5])" office:value-type="string" office:string-value="7e 7f" calcext:value-type="string">
            <text:p>7e 7f</text:p>
          </table:table-cell>
          <table:table-cell table:formula="of:=COM.MICROSOFT.CONCAT([.$A13]; &quot; &quot;; [.M$5])" office:value-type="string" office:string-value="7e 6" calcext:value-type="string">
            <text:p>7e 6</text:p>
          </table:table-cell>
          <table:table-cell table:formula="of:=COM.MICROSOFT.CONCAT([.$A13]; &quot; &quot;; [.N$5])" office:value-type="string" office:string-value="7e 5" calcext:value-type="string">
            <text:p>7e 5</text:p>
          </table:table-cell>
          <table:table-cell table:formula="of:=COM.MICROSOFT.CONCAT([.$A13]; &quot; &quot;; [.O$5])" office:value-type="string" office:string-value="7e 4" calcext:value-type="string">
            <text:p>7e 4</text:p>
          </table:table-cell>
          <table:table-cell table:number-columns-repeated="9"/>
        </table:table-row>
        <table:table-row table:style-name="ro1">
          <table:table-cell table:formula="of:=[.E5]" office:value-type="string" office:string-value="7o" calcext:value-type="string">
            <text:p>7o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formula="of:=COM.MICROSOFT.CONCAT([.$A14]; &quot; &quot;; [.F$5])" office:value-type="string" office:string-value="7o 3" calcext:value-type="string">
            <text:p>7o 3</text:p>
          </table:table-cell>
          <table:table-cell table:formula="of:=COM.MICROSOFT.CONCAT([.$A14]; &quot; &quot;; [.G$5])" office:value-type="string" office:string-value="7o 2" calcext:value-type="string">
            <text:p>7o 2</text:p>
          </table:table-cell>
          <table:table-cell table:formula="of:=COM.MICROSOFT.CONCAT([.$A14]; &quot; &quot;; [.H$5])" office:value-type="string" office:string-value="7o 1f" calcext:value-type="string">
            <text:p>7o 1f</text:p>
          </table:table-cell>
          <table:table-cell table:formula="of:=COM.MICROSOFT.CONCAT([.$A14]; &quot; &quot;; [.I$5])" office:value-type="string" office:string-value="7o 12" calcext:value-type="string">
            <text:p>7o 12</text:p>
          </table:table-cell>
          <table:table-cell table:formula="of:=COM.MICROSOFT.CONCAT([.$A14]; &quot; &quot;; [.J$5])" office:value-type="string" office:string-value="7o 11" calcext:value-type="string">
            <text:p>7o 11</text:p>
          </table:table-cell>
          <table:table-cell table:formula="of:=COM.MICROSOFT.CONCAT([.$A14]; &quot; &quot;; [.K$5])" office:value-type="string" office:string-value="7o 10" calcext:value-type="string">
            <text:p>7o 10</text:p>
          </table:table-cell>
          <table:table-cell table:formula="of:=COM.MICROSOFT.CONCAT([.$A14]; &quot; &quot;; [.L$5])" office:value-type="string" office:string-value="7o 7f" calcext:value-type="string">
            <text:p>7o 7f</text:p>
          </table:table-cell>
          <table:table-cell table:formula="of:=COM.MICROSOFT.CONCAT([.$A14]; &quot; &quot;; [.M$5])" office:value-type="string" office:string-value="7o 6" calcext:value-type="string">
            <text:p>7o 6</text:p>
          </table:table-cell>
          <table:table-cell table:formula="of:=COM.MICROSOFT.CONCAT([.$A14]; &quot; &quot;; [.N$5])" office:value-type="string" office:string-value="7o 5" calcext:value-type="string">
            <text:p>7o 5</text:p>
          </table:table-cell>
          <table:table-cell table:formula="of:=COM.MICROSOFT.CONCAT([.$A14]; &quot; &quot;; [.O$5])" office:value-type="string" office:string-value="7o 4" calcext:value-type="string">
            <text:p>7o 4</text:p>
          </table:table-cell>
          <table:table-cell table:number-columns-repeated="9"/>
        </table:table-row>
        <table:table-row table:style-name="ro1">
          <table:table-cell table:formula="of:=[.F5]" office:value-type="float" office:value="3" calcext:value-type="float">
            <text:p>3</text:p>
          </table:table-cell>
          <table:table-cell table:number-columns-repeated="4"/>
          <table:table-cell table:formula="of:=COM.MICROSOFT.CONCAT([.$A15]; &quot; &quot;; [.F$5])" office:value-type="string" office:string-value="3 3" calcext:value-type="string">
            <text:p>3 3</text:p>
          </table:table-cell>
          <table:table-cell table:formula="of:=COM.MICROSOFT.CONCAT([.$A15]; &quot; &quot;; [.G$5])" office:value-type="string" office:string-value="3 2" calcext:value-type="string">
            <text:p>3 2</text:p>
          </table:table-cell>
          <table:table-cell table:formula="of:=COM.MICROSOFT.CONCAT([.$A15]; &quot; &quot;; [.H$5])" office:value-type="string" office:string-value="3 1f" calcext:value-type="string">
            <text:p>3 1f</text:p>
          </table:table-cell>
          <table:table-cell table:formula="of:=COM.MICROSOFT.CONCAT([.$A15]; &quot; &quot;; [.I$5])" office:value-type="string" office:string-value="3 12" calcext:value-type="string">
            <text:p>3 12</text:p>
          </table:table-cell>
          <table:table-cell table:formula="of:=COM.MICROSOFT.CONCAT([.$A15]; &quot; &quot;; [.J$5])" office:value-type="string" office:string-value="3 11" calcext:value-type="string">
            <text:p>3 11</text:p>
          </table:table-cell>
          <table:table-cell table:formula="of:=COM.MICROSOFT.CONCAT([.$A15]; &quot; &quot;; [.K$5])" office:value-type="string" office:string-value="3 10" calcext:value-type="string">
            <text:p>3 10</text:p>
          </table:table-cell>
          <table:table-cell table:formula="of:=COM.MICROSOFT.CONCAT([.$A15]; &quot; &quot;; [.L$5])" office:value-type="string" office:string-value="3 7f" calcext:value-type="string">
            <text:p>3 7f</text:p>
          </table:table-cell>
          <table:table-cell table:formula="of:=COM.MICROSOFT.CONCAT([.$A15]; &quot; &quot;; [.M$5])" office:value-type="string" office:string-value="3 6" calcext:value-type="string">
            <text:p>3 6</text:p>
          </table:table-cell>
          <table:table-cell table:formula="of:=COM.MICROSOFT.CONCAT([.$A15]; &quot; &quot;; [.N$5])" office:value-type="string" office:string-value="3 5" calcext:value-type="string">
            <text:p>3 5</text:p>
          </table:table-cell>
          <table:table-cell table:formula="of:=COM.MICROSOFT.CONCAT([.$A15]; &quot; &quot;; [.O$5])" office:value-type="string" office:string-value="3 4" calcext:value-type="string">
            <text:p>3 4</text:p>
          </table:table-cell>
          <table:table-cell table:number-columns-repeated="9"/>
        </table:table-row>
        <table:table-row table:style-name="ro1">
          <table:table-cell table:formula="of:=[.G5]" office:value-type="float" office:value="2" calcext:value-type="float">
            <text:p>2</text:p>
          </table:table-cell>
          <table:table-cell table:number-columns-repeated="5"/>
          <table:table-cell table:formula="of:=COM.MICROSOFT.CONCAT([.$A16]; &quot; &quot;; [.G$5])" office:value-type="string" office:string-value="2 2" calcext:value-type="string">
            <text:p>2 2</text:p>
          </table:table-cell>
          <table:table-cell table:formula="of:=COM.MICROSOFT.CONCAT([.$A16]; &quot; &quot;; [.H$5])" office:value-type="string" office:string-value="2 1f" calcext:value-type="string">
            <text:p>2 1f</text:p>
          </table:table-cell>
          <table:table-cell table:formula="of:=COM.MICROSOFT.CONCAT([.$A16]; &quot; &quot;; [.I$5])" office:value-type="string" office:string-value="2 12" calcext:value-type="string">
            <text:p>2 12</text:p>
          </table:table-cell>
          <table:table-cell table:formula="of:=COM.MICROSOFT.CONCAT([.$A16]; &quot; &quot;; [.J$5])" office:value-type="string" office:string-value="2 11" calcext:value-type="string">
            <text:p>2 11</text:p>
          </table:table-cell>
          <table:table-cell table:formula="of:=COM.MICROSOFT.CONCAT([.$A16]; &quot; &quot;; [.K$5])" office:value-type="string" office:string-value="2 10" calcext:value-type="string">
            <text:p>2 10</text:p>
          </table:table-cell>
          <table:table-cell table:formula="of:=COM.MICROSOFT.CONCAT([.$A16]; &quot; &quot;; [.L$5])" office:value-type="string" office:string-value="2 7f" calcext:value-type="string">
            <text:p>2 7f</text:p>
          </table:table-cell>
          <table:table-cell table:formula="of:=COM.MICROSOFT.CONCAT([.$A16]; &quot; &quot;; [.M$5])" office:value-type="string" office:string-value="2 6" calcext:value-type="string">
            <text:p>2 6</text:p>
          </table:table-cell>
          <table:table-cell table:formula="of:=COM.MICROSOFT.CONCAT([.$A16]; &quot; &quot;; [.N$5])" office:value-type="string" office:string-value="2 5" calcext:value-type="string">
            <text:p>2 5</text:p>
          </table:table-cell>
          <table:table-cell table:formula="of:=COM.MICROSOFT.CONCAT([.$A16]; &quot; &quot;; [.O$5])" office:value-type="string" office:string-value="2 4" calcext:value-type="string">
            <text:p>2 4</text:p>
          </table:table-cell>
          <table:table-cell table:number-columns-repeated="9"/>
        </table:table-row>
        <table:table-row table:style-name="ro1">
          <table:table-cell table:formula="of:=[.H5]" office:value-type="string" office:string-value="1f" calcext:value-type="string">
            <text:p>1f</text:p>
          </table:table-cell>
          <table:table-cell table:number-columns-repeated="6"/>
          <table:table-cell table:formula="of:=COM.MICROSOFT.CONCAT([.$A17]; &quot; &quot;; [.H$5])" office:value-type="string" office:string-value="1f 1f" calcext:value-type="string">
            <text:p>1f 1f</text:p>
          </table:table-cell>
          <table:table-cell table:formula="of:=COM.MICROSOFT.CONCAT([.$A17]; &quot; &quot;; [.I$5])" office:value-type="string" office:string-value="1f 12" calcext:value-type="string">
            <text:p>1f 12</text:p>
          </table:table-cell>
          <table:table-cell table:formula="of:=COM.MICROSOFT.CONCAT([.$A17]; &quot; &quot;; [.J$5])" office:value-type="string" office:string-value="1f 11" calcext:value-type="string">
            <text:p>1f 11</text:p>
          </table:table-cell>
          <table:table-cell table:formula="of:=COM.MICROSOFT.CONCAT([.$A17]; &quot; &quot;; [.K$5])" office:value-type="string" office:string-value="1f 10" calcext:value-type="string">
            <text:p>1f 10</text:p>
          </table:table-cell>
          <table:table-cell table:formula="of:=COM.MICROSOFT.CONCAT([.$A17]; &quot; &quot;; [.L$5])" office:value-type="string" office:string-value="1f 7f" calcext:value-type="string">
            <text:p>1f 7f</text:p>
          </table:table-cell>
          <table:table-cell table:formula="of:=COM.MICROSOFT.CONCAT([.$A17]; &quot; &quot;; [.M$5])" office:value-type="string" office:string-value="1f 6" calcext:value-type="string">
            <text:p>1f 6</text:p>
          </table:table-cell>
          <table:table-cell table:formula="of:=COM.MICROSOFT.CONCAT([.$A17]; &quot; &quot;; [.N$5])" office:value-type="string" office:string-value="1f 5" calcext:value-type="string">
            <text:p>1f 5</text:p>
          </table:table-cell>
          <table:table-cell table:formula="of:=COM.MICROSOFT.CONCAT([.$A17]; &quot; &quot;; [.O$5])" office:value-type="string" office:string-value="1f 4" calcext:value-type="string">
            <text:p>1f 4</text:p>
          </table:table-cell>
          <table:table-cell table:number-columns-repeated="9"/>
        </table:table-row>
        <table:table-row table:style-name="ro1">
          <table:table-cell table:formula="of:=[.I5]" office:value-type="float" office:value="12" calcext:value-type="float">
            <text:p>12</text:p>
          </table:table-cell>
          <table:table-cell table:number-columns-repeated="7"/>
          <table:table-cell table:formula="of:=COM.MICROSOFT.CONCAT([.$A18]; &quot; &quot;; [.I$5])" office:value-type="string" office:string-value="12 12" calcext:value-type="string">
            <text:p>12 12</text:p>
          </table:table-cell>
          <table:table-cell table:formula="of:=COM.MICROSOFT.CONCAT([.$A18]; &quot; &quot;; [.J$5])" office:value-type="string" office:string-value="12 11" calcext:value-type="string">
            <text:p>12 11</text:p>
          </table:table-cell>
          <table:table-cell table:formula="of:=COM.MICROSOFT.CONCAT([.$A18]; &quot; &quot;; [.K$5])" office:value-type="string" office:string-value="12 10" calcext:value-type="string">
            <text:p>12 10</text:p>
          </table:table-cell>
          <table:table-cell table:formula="of:=COM.MICROSOFT.CONCAT([.$A18]; &quot; &quot;; [.L$5])" office:value-type="string" office:string-value="12 7f" calcext:value-type="string">
            <text:p>12 7f</text:p>
          </table:table-cell>
          <table:table-cell table:formula="of:=COM.MICROSOFT.CONCAT([.$A18]; &quot; &quot;; [.M$5])" office:value-type="string" office:string-value="12 6" calcext:value-type="string">
            <text:p>12 6</text:p>
          </table:table-cell>
          <table:table-cell table:formula="of:=COM.MICROSOFT.CONCAT([.$A18]; &quot; &quot;; [.N$5])" office:value-type="string" office:string-value="12 5" calcext:value-type="string">
            <text:p>12 5</text:p>
          </table:table-cell>
          <table:table-cell table:formula="of:=COM.MICROSOFT.CONCAT([.$A18]; &quot; &quot;; [.O$5])" office:value-type="string" office:string-value="12 4" calcext:value-type="string">
            <text:p>12 4</text:p>
          </table:table-cell>
          <table:table-cell table:number-columns-repeated="9"/>
        </table:table-row>
        <table:table-row table:style-name="ro1">
          <table:table-cell table:formula="of:=[.J5]" office:value-type="float" office:value="11" calcext:value-type="float">
            <text:p>11</text:p>
          </table:table-cell>
          <table:table-cell table:number-columns-repeated="8"/>
          <table:table-cell table:formula="of:=COM.MICROSOFT.CONCAT([.$A19]; &quot; &quot;; [.J$5])" office:value-type="string" office:string-value="11 11" calcext:value-type="string">
            <text:p>11 11</text:p>
          </table:table-cell>
          <table:table-cell table:formula="of:=COM.MICROSOFT.CONCAT([.$A19]; &quot; &quot;; [.K$5])" office:value-type="string" office:string-value="11 10" calcext:value-type="string">
            <text:p>11 10</text:p>
          </table:table-cell>
          <table:table-cell table:formula="of:=COM.MICROSOFT.CONCAT([.$A19]; &quot; &quot;; [.L$5])" office:value-type="string" office:string-value="11 7f" calcext:value-type="string">
            <text:p>11 7f</text:p>
          </table:table-cell>
          <table:table-cell table:formula="of:=COM.MICROSOFT.CONCAT([.$A19]; &quot; &quot;; [.M$5])" office:value-type="string" office:string-value="11 6" calcext:value-type="string">
            <text:p>11 6</text:p>
          </table:table-cell>
          <table:table-cell table:formula="of:=COM.MICROSOFT.CONCAT([.$A19]; &quot; &quot;; [.N$5])" office:value-type="string" office:string-value="11 5" calcext:value-type="string">
            <text:p>11 5</text:p>
          </table:table-cell>
          <table:table-cell table:formula="of:=COM.MICROSOFT.CONCAT([.$A19]; &quot; &quot;; [.O$5])" office:value-type="string" office:string-value="11 4" calcext:value-type="string">
            <text:p>11 4</text:p>
          </table:table-cell>
          <table:table-cell table:number-columns-repeated="9"/>
        </table:table-row>
        <table:table-row table:style-name="ro1">
          <table:table-cell table:formula="of:=[.K5]" office:value-type="float" office:value="10" calcext:value-type="float">
            <text:p>10</text:p>
          </table:table-cell>
          <table:table-cell table:number-columns-repeated="9"/>
          <table:table-cell table:formula="of:=COM.MICROSOFT.CONCAT([.$A20]; &quot; &quot;; [.K$5])" office:value-type="string" office:string-value="10 10" calcext:value-type="string">
            <text:p>10 10</text:p>
          </table:table-cell>
          <table:table-cell table:formula="of:=COM.MICROSOFT.CONCAT([.$A20]; &quot; &quot;; [.L$5])" office:value-type="string" office:string-value="10 7f" calcext:value-type="string">
            <text:p>10 7f</text:p>
          </table:table-cell>
          <table:table-cell table:formula="of:=COM.MICROSOFT.CONCAT([.$A20]; &quot; &quot;; [.M$5])" office:value-type="string" office:string-value="10 6" calcext:value-type="string">
            <text:p>10 6</text:p>
          </table:table-cell>
          <table:table-cell table:formula="of:=COM.MICROSOFT.CONCAT([.$A20]; &quot; &quot;; [.N$5])" office:value-type="string" office:string-value="10 5" calcext:value-type="string">
            <text:p>10 5</text:p>
          </table:table-cell>
          <table:table-cell table:formula="of:=COM.MICROSOFT.CONCAT([.$A20]; &quot; &quot;; [.O$5])" office:value-type="string" office:string-value="10 4" calcext:value-type="string">
            <text:p>10 4</text:p>
          </table:table-cell>
          <table:table-cell table:number-columns-repeated="9"/>
        </table:table-row>
        <table:table-row table:style-name="ro1">
          <table:table-cell table:formula="of:=[.L5]" office:value-type="string" office:string-value="7f" calcext:value-type="string">
            <text:p>7f</text:p>
          </table:table-cell>
          <table:table-cell table:number-columns-repeated="10"/>
          <table:table-cell table:formula="of:=COM.MICROSOFT.CONCAT([.$A21]; &quot; &quot;; [.L$5])" office:value-type="string" office:string-value="7f 7f" calcext:value-type="string">
            <text:p>7f 7f</text:p>
          </table:table-cell>
          <table:table-cell table:formula="of:=COM.MICROSOFT.CONCAT([.$A21]; &quot; &quot;; [.M$5])" office:value-type="string" office:string-value="7f 6" calcext:value-type="string">
            <text:p>7f 6</text:p>
          </table:table-cell>
          <table:table-cell table:formula="of:=COM.MICROSOFT.CONCAT([.$A21]; &quot; &quot;; [.N$5])" office:value-type="string" office:string-value="7f 5" calcext:value-type="string">
            <text:p>7f 5</text:p>
          </table:table-cell>
          <table:table-cell table:formula="of:=COM.MICROSOFT.CONCAT([.$A21]; &quot; &quot;; [.O$5])" office:value-type="string" office:string-value="7f 4" calcext:value-type="string">
            <text:p>7f 4</text:p>
          </table:table-cell>
          <table:table-cell table:number-columns-repeated="9"/>
        </table:table-row>
        <table:table-row table:style-name="ro1">
          <table:table-cell table:formula="of:=[.M5]" office:value-type="float" office:value="6" calcext:value-type="float">
            <text:p>6</text:p>
          </table:table-cell>
          <table:table-cell table:number-columns-repeated="11"/>
          <table:table-cell table:formula="of:=COM.MICROSOFT.CONCAT([.$A22]; &quot; &quot;; [.M$5])" office:value-type="string" office:string-value="6 6" calcext:value-type="string">
            <text:p>6 6</text:p>
          </table:table-cell>
          <table:table-cell table:formula="of:=COM.MICROSOFT.CONCAT([.$A22]; &quot; &quot;; [.N$5])" office:value-type="string" office:string-value="6 5" calcext:value-type="string">
            <text:p>6 5</text:p>
          </table:table-cell>
          <table:table-cell table:formula="of:=COM.MICROSOFT.CONCAT([.$A22]; &quot; &quot;; [.O$5])" office:value-type="string" office:string-value="6 4" calcext:value-type="string">
            <text:p>6 4</text:p>
          </table:table-cell>
          <table:table-cell table:number-columns-repeated="9"/>
        </table:table-row>
        <table:table-row table:style-name="ro1">
          <table:table-cell table:formula="of:=[.N5]" office:value-type="float" office:value="5" calcext:value-type="float">
            <text:p>5</text:p>
          </table:table-cell>
          <table:table-cell table:number-columns-repeated="12"/>
          <table:table-cell table:formula="of:=COM.MICROSOFT.CONCAT([.$A23]; &quot; &quot;; [.N$5])" office:value-type="string" office:string-value="5 5" calcext:value-type="string">
            <text:p>5 5</text:p>
          </table:table-cell>
          <table:table-cell table:formula="of:=COM.MICROSOFT.CONCAT([.$A23]; &quot; &quot;; [.O$5])" office:value-type="string" office:string-value="5 4" calcext:value-type="string">
            <text:p>5 4</text:p>
          </table:table-cell>
          <table:table-cell table:number-columns-repeated="9"/>
        </table:table-row>
        <table:table-row table:style-name="ro1">
          <table:table-cell table:formula="of:=[.O5]" office:value-type="float" office:value="4" calcext:value-type="float">
            <text:p>4</text:p>
          </table:table-cell>
          <table:table-cell table:style-name="ce24"/>
          <table:table-cell table:style-name="ce26" table:number-columns-repeated="12"/>
          <table:table-cell table:style-name="ce29" table:formula="of:=COM.MICROSOFT.CONCAT([.$A24]; &quot; &quot;; [.O$5])" office:value-type="string" office:string-value="4 4" calcext:value-type="string">
            <text:p>4 4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15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1. whats the chance of each hand</text:p>
          </table:table-cell>
          <table:table-cell table:style-name="Default" table:number-columns-repeated="12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2. whats the chance that your hand is better than one (or more) oponents</text:p>
          </table:table-cell>
          <table:table-cell table:style-name="Default" table:number-columns-repeated="12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3. whats your envido / flor</text:p>
          </table:table-cell>
          <table:table-cell table:style-name="Default" table:number-columns-repeated="12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4. whats the chance your envido is best</text:p>
          </table:table-cell>
          <table:table-cell table:style-name="Default" table:number-columns-repeated="12"/>
          <table:table-cell table:number-columns-repeated="9"/>
        </table:table-row>
      </table:table>
      <table:table table:name="cards" table:style-name="ta1">
        <table:table-column table:style-name="co6" table:number-columns-repeated="14" table:default-cell-style-name="Default"/>
        <table:table-column table:style-name="co7" table:number-columns-repeated="5" table:default-cell-style-name="Default"/>
        <table:table-column table:style-name="co8" table:number-columns-repeated="14" table:default-cell-style-name="Default"/>
        <table:table-row table:style-name="ro1" table:number-rows-repeated="6">
          <table:table-cell table:number-columns-repeated="33"/>
        </table:table-row>
        <table:table-row table:style-name="ro1">
          <table:table-cell table:number-columns-repeated="3"/>
          <table:table-cell office:value-type="string" calcext:value-type="string">
            <text:p>1e</text:p>
          </table:table-cell>
          <table:table-cell table:number-columns-repeated="4"/>
          <table:table-cell office:value-type="string" calcext:value-type="string">
            <text:p>2m</text:p>
          </table:table-cell>
          <table:table-cell table:number-columns-repeated="24"/>
        </table:table-row>
        <table:table-row table:style-name="ro1">
          <table:table-cell table:number-columns-repeated="6"/>
          <table:table-cell office:value-type="string" calcext:value-type="string">
            <text:p>1b</text:p>
          </table:table-cell>
          <table:table-cell/>
          <table:table-cell office:value-type="string" calcext:value-type="string">
            <text:p>4m</text:p>
          </table:table-cell>
          <table:table-cell table:number-columns-repeated="5"/>
          <table:table-cell office:value-type="string" calcext:value-type="string">
            <text:p>: player</text:p>
          </table:table-cell>
          <table:table-cell office:value-type="string" calcext:value-type="string">
            <text:p>: mano</text:p>
          </table:table-cell>
          <table:table-cell office:value-type="string" calcext:value-type="string">
            <text:p>: mano 2</text:p>
          </table:table-cell>
          <table:table-cell office:value-type="string" calcext:value-type="string">
            <text:p>: pie</text:p>
          </table:table-cell>
          <table:table-cell office:value-type="string" calcext:value-type="string">
            <text:p>: pie deal</text:p>
          </table:table-cell>
          <table:table-cell/>
          <table:table-cell office:value-type="string" calcext:value-type="string">
            <text:p>: cont. actio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7e</text:p>
          </table:table-cell>
          <table:table-cell table:number-columns-repeated="4"/>
          <table:table-cell office:value-type="string" calcext:value-type="string">
            <text:p>5m</text:p>
          </table:table-cell>
          <table:table-cell table:number-columns-repeated="24"/>
        </table:table-row>
        <table:table-row table:style-name="ro1">
          <table:table-cell table:number-columns-repeated="4"/>
          <table:table-cell office:value-type="string" calcext:value-type="string">
            <text:p>7o</text:p>
          </table:table-cell>
          <table:table-cell table:number-columns-repeated="3"/>
          <table:table-cell office:value-type="string" calcext:value-type="string">
            <text:p>11m</text:p>
          </table:table-cell>
          <table:table-cell table:number-columns-repeated="6"/>
          <table:table-cell table:number-columns-repeated="4" office:value-type="string" calcext:value-type="string">
            <text:p>Juega</text:p>
          </table:table-cell>
          <table:table-cell/>
          <table:table-cell office:value-type="string" calcext:value-type="string">
            <text:p>select a card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3e</text:p>
          </table:table-cell>
          <table:table-cell office:value-type="string" calcext:value-type="string">
            <text:p>3o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b</text:p>
          </table:table-cell>
          <table:table-cell/>
          <table:table-cell office:value-type="string" calcext:value-type="string">
            <text:p>10m</text:p>
          </table:table-cell>
          <table:table-cell table:number-columns-repeated="5"/>
          <table:table-cell office:value-type="string" calcext:value-type="string">
            <text:p>: only 1*</text:p>
          </table:table-cell>
          <table:table-cell table:number-columns-repeated="2"/>
          <table:table-cell table:number-columns-repeated="2" office:value-type="string" calcext:value-type="string">
            <text:p>Envido</text:p>
          </table:table-cell>
          <table:table-cell/>
          <table:table-cell office:value-type="string" calcext:value-type="string">
            <text:p>select an actio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2e</text:p>
          </table:table-cell>
          <table:table-cell office:value-type="string" calcext:value-type="string">
            <text:p>2o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b</text:p>
          </table:table-cell>
          <table:table-cell table:number-columns-repeated="8"/>
          <table:table-cell table:number-columns-repeated="4" office:value-type="string" calcext:value-type="string">
            <text:p>Truco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1o</text:p>
          </table:table-cell>
          <table:table-cell office:value-type="string" calcext:value-type="string">
            <text:p>1c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12e</text:p>
          </table:table-cell>
          <table:table-cell office:value-type="string" calcext:value-type="string">
            <text:p>12o</text:p>
          </table:table-cell>
          <table:table-cell office:value-type="string" calcext:value-type="string">
            <text:p>12c</text:p>
          </table:table-cell>
          <table:table-cell office:value-type="string" calcext:value-type="string">
            <text:p>12b</text:p>
          </table:table-cell>
          <table:table-cell table:number-columns-repeated="7"/>
          <table:table-cell office:value-type="string" calcext:value-type="string">
            <text:p>: envido</text:p>
          </table:table-cell>
          <table:table-cell table:number-columns-repeated="4" office:value-type="string" calcext:value-type="string">
            <text:p>No quiero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1e</text:p>
          </table:table-cell>
          <table:table-cell office:value-type="string" calcext:value-type="string">
            <text:p>11o</text:p>
          </table:table-cell>
          <table:table-cell office:value-type="string" calcext:value-type="string">
            <text:p>11c</text:p>
          </table:table-cell>
          <table:table-cell office:value-type="string" calcext:value-type="string">
            <text:p>11b</text:p>
          </table:table-cell>
          <table:table-cell table:number-columns-repeated="8"/>
          <table:table-cell table:number-columns-repeated="4" office:value-type="string" calcext:value-type="string">
            <text:p>Quiero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10e</text:p>
          </table:table-cell>
          <table:table-cell office:value-type="string" calcext:value-type="string">
            <text:p>10o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10b</text:p>
          </table:table-cell>
          <table:table-cell table:number-columns-repeated="8"/>
          <table:table-cell table:number-columns-repeated="4" office:value-type="string" calcext:value-type="string">
            <text:p>Envido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7c</text:p>
          </table:table-cell>
          <table:table-cell office:value-type="string" calcext:value-type="string">
            <text:p>7b</text:p>
          </table:table-cell>
          <table:table-cell table:number-columns-repeated="8"/>
          <table:table-cell table:number-columns-repeated="4" office:value-type="string" calcext:value-type="string">
            <text:p>Real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6e</text:p>
          </table:table-cell>
          <table:table-cell office:value-type="string" calcext:value-type="string">
            <text:p>6o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b</text:p>
          </table:table-cell>
          <table:table-cell table:number-columns-repeated="8"/>
          <table:table-cell table:number-columns-repeated="4" office:value-type="string" calcext:value-type="string">
            <text:p>Falta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5e</text:p>
          </table:table-cell>
          <table:table-cell office:value-type="string" calcext:value-type="string">
            <text:p>5o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5b</text:p>
          </table:table-cell>
          <table:table-cell table:number-columns-repeated="8"/>
          <table:table-cell table:number-columns-repeated="4" office:value-type="string" calcext:value-type="string">
            <text:p>Canto</text:p>
          </table:table-cell>
          <table:table-cell/>
          <table:table-cell office:value-type="string" calcext:value-type="string">
            <text:p>select cuanto / son buenas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4e</text:p>
          </table:table-cell>
          <table:table-cell office:value-type="string" calcext:value-type="string">
            <text:p>4o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b</text:p>
          </table:table-cell>
          <table:table-cell table:number-columns-repeated="26"/>
        </table:table-row>
        <table:table-row table:style-name="ro1">
          <table:table-cell table:number-columns-repeated="14"/>
          <table:table-cell office:value-type="string" calcext:value-type="string">
            <text:p>: truco</text:p>
          </table:table-cell>
          <table:table-cell table:number-columns-repeated="4" office:value-type="string" calcext:value-type="string">
            <text:p>No quiero</text:p>
          </table:table-cell>
          <table:table-cell table:number-columns-repeated="14"/>
        </table:table-row>
        <table:table-row table:style-name="ro1">
          <table:table-cell table:number-columns-repeated="15"/>
          <table:table-cell table:number-columns-repeated="4" office:value-type="string" calcext:value-type="string">
            <text:p>Quiero</text:p>
          </table:table-cell>
          <table:table-cell table:number-columns-repeated="14"/>
        </table:table-row>
        <table:table-row table:style-name="ro1">
          <table:table-cell table:number-columns-repeated="15"/>
          <table:table-cell table:number-columns-repeated="4" office:value-type="string" calcext:value-type="string">
            <text:p>Retruco</text:p>
          </table:table-cell>
          <table:table-cell table:number-columns-repeated="14"/>
        </table:table-row>
        <table:table-row table:style-name="ro1">
          <table:table-cell table:number-columns-repeated="14"/>
          <table:table-cell office:value-type="string" calcext:value-type="string">
            <text:p>: only af re</text:p>
          </table:table-cell>
          <table:table-cell table:number-columns-repeated="4" office:value-type="string" calcext:value-type="string">
            <text:p>Vale 4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select la muestra</text:p>
          </table:table-cell>
          <table:table-cell table:number-columns-repeated="11"/>
          <table:table-cell office:value-type="string" calcext:value-type="string">
            <text:p>: only 1*</text:p>
          </table:table-cell>
          <table:table-cell/>
          <table:table-cell table:number-columns-repeated="3" office:value-type="string" calcext:value-type="string">
            <text:p>Envido 1*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lors the column / relevant cards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5">00/00/0000</text:date>, <text:time style:data-style-name="N2" text:time-value="18:59:26.8527758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0:26:39.333415891</meta:creation-date>
    <dc:date>2025-12-23T19:57:23.132459117</dc:date>
    <meta:editing-duration>PT16H32M29S</meta:editing-duration>
    <meta:editing-cycles>25</meta:editing-cycles>
    <meta:generator>LibreOffice/25.8.3.2$Linux_X86_64 LibreOffice_project/580$Build-2</meta:generator>
    <meta:document-statistic meta:table-count="3" meta:cell-count="480" meta:object-count="0"/>
  </office:meta>
</office:document-meta>
</file>